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9.907cm"/>
    </style:style>
    <style:style style:name="pr2" style:family="presentation" style:parent-style-name="Default-title">
      <style:graphic-properties fo:min-height="7.33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80pt" style:font-size-asian="80pt" style:font-size-complex="8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P</presentation:footer-decl>
      <presentation:date-time-decl presentation:name="dtd1" presentation:source="fixed">24.05.201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9.907cm" svg:x="1.4cm" svg:y="8.866cm" presentation:class="subtitle" presentation:user-transformed="true">
          <draw:text-box>
            <text:p>Доклад на семинаре по компьютерным сетям</text:p>
            <text:p/>
            <text:p>Студент гр. 5057/2 <text:s text:c="2"/>Руцкий Владимир</text:p>
            <text:p/>
            <text:p><text:span text:style-name="T1">24.05.2011</text:span></text:p>
          </draw:text-box>
        </draw:frame>
        <draw:frame presentation:style-name="pr2" draw:text-style-name="P1" draw:layer="layout" svg:width="25.199cm" svg:height="7.333cm" svg:x="1.4cm" svg:y="0.837cm" presentation:class="title" presentation:user-transformed="true">
          <draw:text-box>
            <text:p text:style-name="P1"><text:span text:style-name="T2">Mobile I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Rutsky</meta:initial-creator>
    <meta:creation-date>2011-05-24T07:19:12</meta:creation-date>
    <meta:editing-duration>PT9M10S</meta:editing-duration>
    <meta:editing-cycles>5</meta:editing-cycles>
    <meta:generator>LibreOffice/3.3$Unix LibreOffice_project/330m19$Build-202</meta:generator>
    <dc:date>2011-05-24T07:28:17</dc:date>
    <dc:creator>Vladimir Rutsky</dc:creator>
    <meta:document-statistic meta:object-count="29"/>
  </office:meta>
</office:document-meta>
</file>